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2pt" officeooo:rsid="00226e96" officeooo:paragraph-rsid="00226e96" style:font-size-asian="10.5pt" style:font-size-complex="12pt"/>
    </style:style>
    <style:style style:name="P3" style:family="paragraph" style:parent-style-name="Standard">
      <style:text-properties style:font-name="FreeMono" fo:font-size="12pt" officeooo:rsid="00238158" officeooo:paragraph-rsid="00238158" style:font-size-asian="10.5pt" style:font-size-complex="12pt"/>
    </style:style>
    <style:style style:name="P4" style:family="paragraph" style:parent-style-name="Standard">
      <style:text-properties style:font-name="FreeMono" fo:font-size="12pt" officeooo:rsid="0024ae5c" officeooo:paragraph-rsid="0024ae5c" style:font-size-asian="10.5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break-before="page"/>
      <style:text-properties style:font-name="FreeMono" fo:font-size="12pt" officeooo:rsid="0020ec06" officeooo:paragraph-rsid="0020ec06" style:font-size-asian="10.5pt" style:font-size-complex="12pt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>
      <style:paragraph-properties fo:margin-left="0.75in" fo:margin-right="0in" fo:text-indent="0in" style:auto-text-indent="false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officeooo:rsid="001f38b1"/>
    </style:style>
    <style:style style:name="T3" style:family="text">
      <style:text-properties officeooo:rsid="00238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PE 434/534 Homework Assignment 3</text:p>
      <text:p text:style-name="P1">Due Tuesday, <text:s/>Oct. 6<text:span text:style-name="T1">th</text:span></text:p>
      <text:p text:style-name="Standard">Student Name <text:span text:style-name="T2">Christopher Bero</text:span></text:p>
      <text:p text:style-name="Standard">Attach this sheet to your submission as the cover page.</text:p>
      <text:list xml:id="list8855888482642056247" text:style-name="WWNum1">
        <text:list-item>
          <text:p text:style-name="P7">_____(3 points) Assume a 32 bit virtual address with a three level page table indexed by fields of 7, 7, 6 bits with a 4k page size (12 bits).</text:p>
        </text:list-item>
      </text:list>
      <text:list xml:id="list104394485606435618" text:style-name="WWNum2">
        <text:list-item>
          <text:p text:style-name="P8">____(1 point)What is the size of the page table structure for the smallest program</text:p>
        </text:list-item>
        <text:list-item>
          <text:p text:style-name="P8">____(1 point)What is the size of the page table structure for the largest program</text:p>
        </text:list-item>
        <text:list-item>
          <text:p text:style-name="P8">____(1 point)How would this change if you used fields of 6, 7, 7 bits instead of 7, 7, 6 bits</text:p>
        </text:list-item>
      </text:list>
      <text:p text:style-name="P9"/>
      <text:list xml:id="list195318338915387" text:continue-list="list8855888482642056247" text:style-name="WWNum1">
        <text:list-item>
          <text:p text:style-name="P7">_____ (4 points) Assume you have two processes, a, b, <text:s/>with a shared memory segment of several pages. </text:p>
        </text:list-item>
      </text:list>
      <text:p text:style-name="List_20_Paragraph">a-_____(1 point) if a page fault occurs in process’s a <text:s/>shared memory segment, should you update process’s b’s <text:s/>shared memory segment page tables accordingly. Remember, the page tables are distinct for each process, even if they point to the same memory locations.</text:p>
      <text:p text:style-name="List_20_Paragraph">B_____(1 point) if so, what kind of structure would you use to keep track of the shared pages for this purpose</text:p>
      <text:p text:style-name="List_20_Paragraph">C- ____(1 point) how would your answer change if the page were shared by hundreds of processes</text:p>
      <text:p text:style-name="Standard"><text:tab/>d-____(1 point) <text:s/>how would this change for shared libraries </text:p>
      <text:p text:style-name="Standard">3- <text:tab/>______ (2 points) text 3-11 </text:p>
      <text:p text:style-name="Standard">4- <text:tab/>______(2 points) text 3-16</text:p>
      <text:p text:style-name="Standard">5-<text:tab/>_____(2 points) while you cannot predict the future use of pages, some computer systems allowed the programmer to predict the future address space footprint so the system could pre<text:bookmark text:name="_GoBack"/>page the requested pages. <text:s/>Programmers, however, are sometimes confused and sometimes lie. How would you reduce the effect of these two possible errors in the predictions of the programmer</text:p>
      <text:p text:style-name="Standard">6-<text:tab/>_____(two points) text 3-28</text:p>
      <text:p text:style-name="Standard">For all solutions, SHOW YOUR WORK. <text:s/>Answers without supporting computations will not receive credit.</text:p>
      <text:p text:style-name="Standard">Total Grade _______________</text:p>
      <text:p text:style-name="P6">1a.</text:p>
      <text:p text:style-name="P2"><text:span text:style-name="T3">2^7 + 2^7 + 2^6 = 3</text:span>20 bits</text:p>
      <text:p text:style-name="P2"/>
      <text:p text:style-name="P2">1b.</text:p>
      <text:p text:style-name="P2">2^7 * 2^7 * 2^6 = 1048576 bits</text:p>
      <text:p text:style-name="P2"/>
      <text:p text:style-name="P3">1c.</text:p>
      <text:p text:style-name="P3">No, neither case changes.</text:p>
      <text:p text:style-name="P3"/>
      <text:p text:style-name="P3">2a.</text:p>
      <text:p text:style-name="P4">Yes, otherwise Process B may cause a page fault as well and bring in another page of memory that is a duplicate. The system of created R/W pages once one of the programs modifies a page should hold in this case.</text:p>
      <text:p text:style-name="P4"/>
      <text:p text:style-name="P4">2b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9:00</meta:creation-date>
    <meta:initial-creator>yoda</meta:initial-creator>
    <dc:language>en-US</dc:language>
    <dc:date>2015-10-08T19:53:16.236979149</dc:date>
    <meta:editing-cycles>7</meta:editing-cycles>
    <meta:editing-duration>PT2H1M12S</meta:editing-duration>
    <meta:generator>LibreOffice/5.0.2.2$Linux_X86_64 LibreOffice_project/00m0$Build-2</meta:generator>
    <meta:document-statistic meta:table-count="0" meta:image-count="0" meta:object-count="0" meta:page-count="2" meta:paragraph-count="28" meta:word-count="369" meta:character-count="2075" meta:non-whitespace-character-count="17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